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to1" text:anchor-type="as-char" svg:y="-3.602cm" svg:width="3.725cm" svg:height="7.12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as-char" svg:y="-2.104cm" svg:width="2.436cm" svg:height="4.12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o3" text:anchor-type="as-char" svg:y="-3.295cm" svg:width="6.736cm" svg:height="6.511cm" draw:z-index="2"><draw:object xlink:href="./Object 3" xlink:type="simple" xlink:show="embed" xlink:actuate="onLoad"/><draw:image xlink:href="./ObjectReplacements/Object 3" xlink:type="simple" xlink:show="embed" xlink:actuate="onLoad"/></draw:frame><text:soft-page-break/><draw:frame draw:style-name="fr1" draw:name="Objeto4" text:anchor-type="as-char" svg:y="-4.486cm" svg:width="4.15cm" svg:height="8.888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o5" text:anchor-type="as-char" svg:y="-9.795cm" svg:width="4.15cm" svg:height="19.537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PE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PE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14:28:57.103964237</meta:creation-date>
    <meta:generator>LibreOffice/7.3.1.3$Linux_X86_64 LibreOffice_project/30$Build-3</meta:generator>
    <dc:date>2022-03-13T19:50:12.617928402</dc:date>
    <meta:editing-duration>PT16M</meta:editing-duration>
    <meta:editing-cycles>2</meta:editing-cycles>
    <meta:document-statistic meta:table-count="0" meta:image-count="0" meta:object-count="5" meta:page-count="2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table>
      <mtr>
        <mtd>
          <mstyle mathcolor="red">
            <mrow>
              <mi mathvariant="italic">ejer</mi>
              <mn>01</mn>
            </mrow>
          </mstyle>
        </mtd>
      </mtr>
      <mtr>
        <mtd>
          <mrow/>
        </mtd>
      </mtr>
      <mtr>
        <mtd>
          <mrow>
            <msub>
              <mi>i</mi>
              <mn>0</mn>
            </msub>
            <mrow>
              <mspace width="2em"/>
              <mo stretchy="false">=</mo>
              <mspace width="2em"/>
            </mrow>
            <mn>28</mn>
            <mi mathvariant="normal">:</mi>
            <mn>1</mn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720</mn>
            <mi>°</mi>
          </mrow>
        </mtd>
      </mtr>
      <mtr>
        <mtd>
          <mrow>
            <msub>
              <mi>i</mi>
              <mn>0</mn>
            </msub>
            <mrow>
              <mspace width="2em"/>
              <mo stretchy="false">=</mo>
              <mspace width="2em"/>
            </mrow>
            <mfrac>
              <mi>β</mi>
              <mi>α</mi>
            </mfrac>
          </mrow>
        </mtd>
      </mtr>
      <mtr>
        <mtd>
          <mrow>
            <mi>α</mi>
            <mrow>
              <mspace width="2em"/>
              <mo stretchy="false">×</mo>
              <mspace width="2em"/>
            </mrow>
            <msub>
              <mi>i</mi>
              <mn>0</mn>
            </msub>
            <mrow>
              <mspace width="2em"/>
              <mo stretchy="false">=</mo>
              <mspace width="2em"/>
            </mrow>
            <mfrac>
              <mi>β</mi>
              <mi>α</mi>
            </mfrac>
            <mrow>
              <mspace width="2em"/>
              <mo stretchy="false">×</mo>
              <mspace width="2em"/>
            </mrow>
            <mi>α</mi>
          </mrow>
        </mtd>
      </mtr>
      <mtr>
        <mtd>
          <mrow>
            <mi>α</mi>
            <mrow>
              <mspace width="2em"/>
              <mo stretchy="false">×</mo>
              <mspace width="2em"/>
            </mrow>
            <msub>
              <mi>i</mi>
              <mn>0</mn>
            </msub>
            <mrow>
              <mspace width="2em"/>
              <mo stretchy="false">=</mo>
              <mspace width="2em"/>
            </mrow>
            <mi>β</mi>
          </mrow>
        </mtd>
      </mtr>
      <mtr>
        <mtd>
          <mrow>
            <mfrac>
              <mrow>
                <mi>α</mi>
                <mrow>
                  <mspace width="2em"/>
                  <mo stretchy="false">×</mo>
                  <mspace width="2em"/>
                </mrow>
                <msub>
                  <mi>i</mi>
                  <mn>0</mn>
                </msub>
              </mrow>
              <msub>
                <mi>i</mi>
                <mn>0</mn>
              </msub>
            </mfrac>
            <mrow>
              <mspace width="2em"/>
              <mo stretchy="false">=</mo>
              <mspace width="2em"/>
            </mrow>
            <mfrac>
              <mi>β</mi>
              <msub>
                <mi>i</mi>
                <mn>0</mn>
              </msub>
            </mfrac>
          </mrow>
        </mtd>
      </mtr>
      <mtr>
        <mtd>
          <mrow>
            <mrow>
              <mi>α</mi>
              <mo stretchy="false">=</mo>
              <mspace width="2em"/>
            </mrow>
            <mfrac>
              <mi>β</mi>
              <msub>
                <mi>i</mi>
                <mn>0</mn>
              </msub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frac>
              <mrow>
                <mn>720</mn>
                <mi>°</mi>
              </mrow>
              <mn>28</mn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n>25.7</mn>
            <mi>°</mi>
          </mrow>
        </mtd>
      </mtr>
    </mtable>
    <annotation encoding="StarMath 5.0">color red {ejer 01} 
newline
newline i_0~=~28:1
newline %beta~=~720°
newline i_0~=~frac{ %beta }{ %alpha }
newline %alpha~times~i_0~=~frac{ %beta }{ %alpha }~times~%alpha
newline %alpha~times~i_0~=~%beta
newline frac {%alpha~times~i_0}{i_0}~=~frac{%beta}{ i_0 }
newline %alpha=~frac{%beta}{ i_0 }
newline %alpha~=~frac{720°}{28}
newline %alpha~=~25.7°</annotation>
  </semantics>
</math>
</file>

<file path=Object 2/content.xml><?xml version="1.0" encoding="utf-8"?>
<math xmlns="http://www.w3.org/1998/Math/MathML" display="block">
  <semantics>
    <mtable>
      <mtr>
        <mtd>
          <mstyle mathcolor="#FFA500">
            <mrow>
              <mi mathvariant="italic">ejer</mi>
              <mn>02</mn>
            </mrow>
          </mstyle>
        </mtd>
      </mtr>
      <mtr>
        <mtd>
          <mrow/>
        </mtd>
      </mtr>
      <mtr>
        <mtd>
          <mrow>
            <mi>β</mi>
            <mrow>
              <mspace width="2em"/>
              <mo stretchy="false">=</mo>
              <mspace width="2em"/>
            </mrow>
            <mn>900</mn>
            <mi>°</mi>
          </mrow>
        </mtd>
      </mtr>
      <mtr>
        <mtd>
          <mrow>
            <msub>
              <mi>i</mi>
              <mn>0</mn>
            </msub>
            <mrow>
              <mspace width="2em"/>
              <mo stretchy="false">=</mo>
              <mspace width="2em"/>
            </mrow>
            <mn>29.5</mn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frac>
              <mi>β</mi>
              <msub>
                <mi>i</mi>
                <mn>0</mn>
              </msub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frac>
              <mrow>
                <mn>900</mn>
                <mi>°</mi>
              </mrow>
              <mn>29.5</mn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n>30.51</mn>
            <mi>°</mi>
          </mrow>
        </mtd>
      </mtr>
    </mtable>
    <annotation encoding="StarMath 5.0">color orange {ejer02} 
newline
newline %beta~=~900°
newline i_0~=~29.5
newline %alpha~=~frac{ %beta }{ i_0 }
newline %alpha~=~frac{ 900° }{ 29.5 }
newline %alpha~=~30.51°
</annotation>
  </semantics>
</math>
</file>

<file path=Object 3/content.xml><?xml version="1.0" encoding="utf-8"?>
<math xmlns="http://www.w3.org/1998/Math/MathML" display="block">
  <semantics>
    <mtable>
      <mtr>
        <mtd>
          <mstyle mathcolor="green">
            <mrow>
              <mi mathvariant="italic">ejer</mi>
              <mn>03</mn>
            </mrow>
          </mstyle>
        </mtd>
      </mtr>
      <mtr>
        <mtd>
          <mrow/>
        </mtd>
      </mtr>
      <mtr>
        <mtd>
          <mrow>
            <mi>β</mi>
            <mrow>
              <mspace width="2em"/>
              <mo stretchy="false">=</mo>
              <mspace width="2em"/>
            </mrow>
            <mn>2</mn>
            <mspace width="2em"/>
            <msub>
              <mi mathvariant="italic">vueltas</mi>
              <mi>g</mi>
            </msub>
            <mrow>
              <mspace width="2em"/>
              <mo stretchy="false">+</mo>
              <mspace width="2em"/>
            </mrow>
            <mn>16.5</mn>
            <mi>°</mi>
          </mrow>
        </mtd>
      </mtr>
      <mtr>
        <mtd>
          <mrow>
            <msub>
              <mi mathvariant="italic">vueltas</mi>
              <mi>g</mi>
            </msub>
            <mrow>
              <mspace width="2em"/>
              <mo stretchy="false">=</mo>
              <mspace width="2em"/>
            </mrow>
            <mn>360</mn>
            <mi>°</mi>
            <mrow>
              <mspace width="2em"/>
              <mo stretchy="false">×</mo>
              <mspace width="2em"/>
            </mrow>
            <mi mathvariant="italic">numero</mi>
            <mspace width="2em"/>
            <mi mathvariant="italic">vueltas</mi>
          </mrow>
        </mtd>
      </mtr>
      <mtr>
        <mtd>
          <mrow>
            <msub>
              <mi mathvariant="italic">vueltas</mi>
              <mi>g</mi>
            </msub>
            <mrow>
              <mspace width="2em"/>
              <mo stretchy="false">=</mo>
              <mspace width="2em"/>
            </mrow>
            <mn>360</mn>
            <mi>°</mi>
            <mspace width="2em"/>
            <mn>2</mn>
          </mrow>
        </mtd>
      </mtr>
      <mtr>
        <mtd>
          <mrow>
            <msub>
              <mi mathvariant="italic">vueltas</mi>
              <mi>g</mi>
            </msub>
            <mrow>
              <mspace width="2em"/>
              <mo stretchy="false">=</mo>
              <mspace width="2em"/>
            </mrow>
            <mn>720</mn>
            <mi>°</mi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720</mn>
            <mi>°</mi>
            <mrow>
              <mspace width="2em"/>
              <mo stretchy="false">+</mo>
              <mspace width="2em"/>
            </mrow>
            <mn>16.5</mn>
            <mi>°</mi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736.5</mn>
            <mi>°</mi>
          </mrow>
        </mtd>
      </mtr>
      <mtr>
        <mtd>
          <mrow>
            <msub>
              <mi>i</mi>
              <mn>0</mn>
            </msub>
            <mrow>
              <mspace width="2em"/>
              <mo stretchy="false">=</mo>
              <mspace width="2em"/>
            </mrow>
            <mn>24.9</mn>
            <mi>°</mi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frac>
              <mi>β</mi>
              <msub>
                <mi>i</mi>
                <mn>0</mn>
              </msub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frac>
              <mrow>
                <mn>736.5</mn>
                <mi>°</mi>
              </mrow>
              <mn>24.9</mn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n>29.58</mn>
            <mi>°</mi>
          </mrow>
        </mtd>
      </mtr>
    </mtable>
    <annotation encoding="StarMath 5.0">color green { ejer03 }
newline
newline %beta~=~ 2~vueltas_g~+~16.5°
newline vueltas_g~=~360°~times~numero~vueltas
newline vueltas_g~=~360°~2
newline vueltas_g~=~720°
newline %beta~=~ 720°~+~16.5°
newline %beta~=~ 736.5°
newline i_0~=~24.9°
newline %alpha~=~frac{ %beta }{ i_0 }
newline %alpha~=~frac{ 736.5° }{ 24.9 }
newline %alpha~=~29.58°</annotation>
  </semantics>
</math>
</file>

<file path=Object 4/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frac>
              <mi>β</mi>
              <mi>α</mi>
            </mfrac>
          </mrow>
        </mtd>
      </mtr>
      <mtr>
        <mtd>
          <mrow>
            <mfrac>
              <mn>1</mn>
              <mi>β</mi>
            </mfrac>
            <mrow>
              <mspace width="2em"/>
              <mo stretchy="false">×</mo>
              <mspace width="2em"/>
            </mrow>
            <msub>
              <mi>i</mi>
              <mi>D</mi>
            </msub>
            <mrow>
              <mspace width="2em"/>
              <mo stretchy="false">=</mo>
              <mspace width="2em"/>
            </mrow>
            <mfrac>
              <mi>β</mi>
              <mi>α</mi>
            </mfrac>
            <mrow>
              <mspace width="2em"/>
              <mo stretchy="false">×</mo>
              <mspace width="2em"/>
            </mrow>
            <mfrac>
              <mn>1</mn>
              <mi>β</mi>
            </mfrac>
          </mrow>
        </mtd>
      </mtr>
      <mtr>
        <mtd>
          <mrow>
            <mfrac>
              <msub>
                <mi>i</mi>
                <mi>D</mi>
              </msub>
              <mi>β</mi>
            </mfrac>
            <mrow>
              <mspace width="2em"/>
              <mo stretchy="false">=</mo>
              <mspace width="2em"/>
            </mrow>
            <mfrac>
              <mn>1</mn>
              <mi>α</mi>
            </mfrac>
          </mrow>
        </mtd>
      </mtr>
      <mtr>
        <mtd>
          <mrow>
            <mfrac>
              <mn>1</mn>
              <msub>
                <mi>i</mi>
                <mi>D</mi>
              </msub>
            </mfrac>
            <mrow>
              <mspace width="2em"/>
              <mo stretchy="false">×</mo>
              <mspace width="2em"/>
            </mrow>
            <mfrac>
              <msub>
                <mi>i</mi>
                <mi>D</mi>
              </msub>
              <mi>β</mi>
            </mfrac>
            <mrow>
              <mspace width="2em"/>
              <mo stretchy="false">=</mo>
              <mspace width="2em"/>
            </mrow>
            <mfrac>
              <mn>1</mn>
              <mi>α</mi>
            </mfrac>
            <mrow>
              <mspace width="2em"/>
              <mo stretchy="false">×</mo>
              <mspace width="2em"/>
            </mrow>
            <mfrac>
              <mn>1</mn>
              <msub>
                <mi>i</mi>
                <mi>D</mi>
              </msub>
            </mfrac>
          </mrow>
        </mtd>
      </mtr>
      <mtr>
        <mtd>
          <mrow>
            <mfrac>
              <mn>1</mn>
              <mi>β</mi>
            </mfrac>
            <mrow>
              <mspace width="2em"/>
              <mo stretchy="false">=</mo>
              <mspace width="2em"/>
            </mrow>
            <mfrac>
              <mn>1</mn>
              <mrow>
                <mi>α</mi>
                <mrow>
                  <mspace width="2em"/>
                  <mo stretchy="false">×</mo>
                  <mspace width="2em"/>
                </mrow>
                <msub>
                  <mi>i</mi>
                  <mi>D</mi>
                </msub>
              </mrow>
            </mfrac>
          </mrow>
        </mtd>
      </mtr>
      <mtr>
        <mtd>
          <mrow>
            <msup>
              <mrow>
                <mo fence="true" form="prefix" stretchy="true">(</mo>
                <mrow>
                  <mfrac>
                    <mn>1</mn>
                    <mi>β</mi>
                  </mfrac>
                </mrow>
                <mo fence="true" form="postfix" stretchy="true">)</mo>
              </mrow>
              <mrow>
                <mo stretchy="false">−</mo>
                <mn>1</mn>
              </mrow>
            </msup>
            <mrow>
              <mspace width="2em"/>
              <mo stretchy="false">=</mo>
              <mspace width="2em"/>
            </mrow>
            <msup>
              <mrow>
                <mo fence="true" form="prefix" stretchy="true">(</mo>
                <mrow>
                  <mfrac>
                    <mn>1</mn>
                    <mrow>
                      <mi>α</mi>
                      <mrow>
                        <mspace width="2em"/>
                        <mo stretchy="false">×</mo>
                        <mspace width="2em"/>
                      </mrow>
                      <msub>
                        <mi>i</mi>
                        <mi>D</mi>
                      </msub>
                    </mrow>
                  </mfrac>
                </mrow>
                <mo fence="true" form="postfix" stretchy="true">)</mo>
              </mrow>
              <mrow>
                <mo stretchy="false">−</mo>
                <mn>1</mn>
              </mrow>
            </msup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i>α</mi>
            <mrow>
              <mspace width="2em"/>
              <mo stretchy="false">×</mo>
              <mspace width="2em"/>
            </mrow>
            <msub>
              <mi>i</mi>
              <mi>D</mi>
            </msub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n>28.13</mn>
            <mi>°</mi>
          </mrow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n>32</mn>
            <mi mathvariant="normal">:</mi>
            <mn>1</mn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28.13</mn>
            <mi>°</mi>
            <mrow>
              <mspace width="2em"/>
              <mo stretchy="false">×</mo>
              <mspace width="2em"/>
            </mrow>
            <mn>32</mn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900.16</mn>
            <mi>°</mi>
          </mrow>
        </mtd>
      </mtr>
    </mtable>
    <annotation encoding="StarMath 5.0">newline
newline i_D~=~frac{ %beta }{ %alpha }
newline frac{1}{%beta}~times~i_D~=~frac{ %beta }{ %alpha }~times~frac{ 1 }{ %beta }
newline frac{i_D}{%beta}~=~frac{ 1 }{ %alpha }
newline frac{ 1 }{ i_D }~times~frac{i_D}{%beta}~=~frac{ 1 }{ %alpha }~times~frac{ 1 }{ i_D }
newline frac{1}{%beta}~=~frac{ 1 }{ %alpha~times~i_D}
newline left (frac{1}{%beta}right)^{-1} ~=~left (frac{ 1 }{ %alpha~times~i_D} right )^{-1}
newline %beta ~=~%alpha~times~i_D
newline %alpha~=~28.13°
newline i_D~=~32:1
newline %beta ~=~28.13°~times~32
newline %beta ~=~900.16°</annotation>
  </semantics>
</math>
</file>

<file path=Object 5/content.xml><?xml version="1.0" encoding="utf-8"?>
<math xmlns="http://www.w3.org/1998/Math/MathML" display="block">
  <semantics>
    <mtable>
      <mtr>
        <mtd>
          <mstyle mathcolor="#EE82EE">
            <mrow>
              <mi mathvariant="italic">ejer</mi>
              <mn>5</mn>
            </mrow>
          </mstyle>
        </mtd>
      </mtr>
      <mtr>
        <mtd>
          <mrow/>
        </mtd>
      </mtr>
      <mtr>
        <mtd>
          <mstyle mathcolor="red">
            <mtext>caso 1</mtext>
          </mstyle>
        </mtd>
      </mtr>
      <mtr>
        <mtd>
          <mrow>
            <msub>
              <mi>i</mi>
              <mi>D</mi>
            </msub>
            <mo stretchy="false">=</mo>
            <mfrac>
              <mi>β</mi>
              <mi>α</mi>
            </mfrac>
          </mrow>
        </mtd>
      </mtr>
      <mtr>
        <mtd>
          <mrow>
            <mi>α</mi>
            <mrow>
              <mspace width="2em"/>
              <mo stretchy="false">×</mo>
              <mspace width="2em"/>
            </mrow>
            <mrow>
              <msub>
                <mi>i</mi>
                <mi>D</mi>
              </msub>
              <mo stretchy="false">=</mo>
              <mfrac>
                <mi>β</mi>
                <mi>α</mi>
              </mfrac>
            </mrow>
            <mrow>
              <mspace width="2em"/>
              <mo stretchy="false">×</mo>
              <mspace width="2em"/>
            </mrow>
            <mi>α</mi>
          </mrow>
        </mtd>
      </mtr>
      <mtr>
        <mtd>
          <mrow>
            <mi>α</mi>
            <mrow>
              <mspace width="2em"/>
              <mo stretchy="false">×</mo>
              <mspace width="2em"/>
            </mrow>
            <mrow>
              <msub>
                <mi>i</mi>
                <mi>D</mi>
              </msub>
              <mo stretchy="false">=</mo>
              <mi>β</mi>
            </mrow>
          </mrow>
        </mtd>
      </mtr>
      <mtr>
        <mtd>
          <mrow>
            <mfrac>
              <mrow>
                <mi>α</mi>
                <mrow>
                  <mspace width="2em"/>
                  <mo stretchy="false">×</mo>
                  <mspace width="2em"/>
                </mrow>
                <msub>
                  <mi>i</mi>
                  <mi>D</mi>
                </msub>
              </mrow>
              <msub>
                <mi>i</mi>
                <mi>D</mi>
              </msub>
            </mfrac>
            <mo stretchy="false">=</mo>
            <mfrac>
              <mi>β</mi>
              <msub>
                <mi>i</mi>
                <mi>D</mi>
              </msub>
            </mfrac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frac>
              <mi>β</mi>
              <msub>
                <mi>i</mi>
                <mi>D</mi>
              </msub>
            </mfrac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180</mn>
            <mi>°</mi>
          </mrow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n>15.5</mn>
            <mi mathvariant="normal">:</mi>
            <mn>1</mn>
          </mrow>
        </mtd>
      </mtr>
      <mtr>
        <mtd>
          <mrow>
            <mi>α</mi>
            <mo stretchy="false">=</mo>
            <mfrac>
              <mrow>
                <mn>180</mn>
                <mi>°</mi>
              </mrow>
              <mn>15.5</mn>
            </mfrac>
          </mrow>
        </mtd>
      </mtr>
      <mtr>
        <mtd>
          <mrow>
            <mrow>
              <mi>α</mi>
              <mo stretchy="false">=</mo>
              <mn>11.6</mn>
            </mrow>
            <mi>°</mi>
          </mrow>
        </mtd>
      </mtr>
      <mtr>
        <mtd>
          <mstyle mathcolor="red">
            <mtext>caso 2</mtext>
          </mstyle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frac>
              <mi>β</mi>
              <mi>α</mi>
            </mfrac>
          </mrow>
        </mtd>
      </mtr>
      <mtr>
        <mtd>
          <mrow>
            <mfrac>
              <mn>1</mn>
              <mi>β</mi>
            </mfrac>
            <mrow>
              <mspace width="2em"/>
              <mo stretchy="false">×</mo>
              <mspace width="2em"/>
            </mrow>
            <msub>
              <mi>i</mi>
              <mi>D</mi>
            </msub>
            <mrow>
              <mspace width="2em"/>
              <mo stretchy="false">=</mo>
              <mspace width="2em"/>
            </mrow>
            <mfrac>
              <mi>β</mi>
              <mi>α</mi>
            </mfrac>
            <mrow>
              <mspace width="2em"/>
              <mo stretchy="false">×</mo>
              <mspace width="2em"/>
            </mrow>
            <mfrac>
              <mn>1</mn>
              <mi>β</mi>
            </mfrac>
          </mrow>
        </mtd>
      </mtr>
      <mtr>
        <mtd>
          <mrow>
            <mfrac>
              <msub>
                <mi>i</mi>
                <mi>D</mi>
              </msub>
              <mi>β</mi>
            </mfrac>
            <mrow>
              <mspace width="2em"/>
              <mo stretchy="false">=</mo>
              <mspace width="2em"/>
            </mrow>
            <mfrac>
              <mn>1</mn>
              <mi>α</mi>
            </mfrac>
          </mrow>
        </mtd>
      </mtr>
      <mtr>
        <mtd>
          <mrow>
            <mfrac>
              <mn>1</mn>
              <msub>
                <mi>i</mi>
                <mi>D</mi>
              </msub>
            </mfrac>
            <mrow>
              <mspace width="2em"/>
              <mo stretchy="false">×</mo>
              <mspace width="2em"/>
            </mrow>
            <mfrac>
              <msub>
                <mi>i</mi>
                <mi>D</mi>
              </msub>
              <mi>β</mi>
            </mfrac>
            <mrow>
              <mspace width="2em"/>
              <mo stretchy="false">=</mo>
              <mspace width="2em"/>
            </mrow>
            <mfrac>
              <mn>1</mn>
              <mi>α</mi>
            </mfrac>
            <mrow>
              <mspace width="2em"/>
              <mo stretchy="false">×</mo>
              <mspace width="2em"/>
            </mrow>
            <mfrac>
              <mn>1</mn>
              <msub>
                <mi>i</mi>
                <mi>D</mi>
              </msub>
            </mfrac>
          </mrow>
        </mtd>
      </mtr>
      <mtr>
        <mtd>
          <mrow>
            <mfrac>
              <mn>1</mn>
              <mi>β</mi>
            </mfrac>
            <mrow>
              <mspace width="2em"/>
              <mo stretchy="false">=</mo>
              <mspace width="2em"/>
            </mrow>
            <mfrac>
              <mn>1</mn>
              <mrow>
                <mi>α</mi>
                <mrow>
                  <mspace width="2em"/>
                  <mo stretchy="false">×</mo>
                  <mspace width="2em"/>
                </mrow>
                <msub>
                  <mi>i</mi>
                  <mi>D</mi>
                </msub>
              </mrow>
            </mfrac>
          </mrow>
        </mtd>
      </mtr>
      <mtr>
        <mtd>
          <mrow>
            <msup>
              <mrow>
                <mo fence="true" form="prefix" stretchy="true">(</mo>
                <mrow>
                  <mfrac>
                    <mn>1</mn>
                    <mi>β</mi>
                  </mfrac>
                </mrow>
                <mo fence="true" form="postfix" stretchy="true">)</mo>
              </mrow>
              <mrow>
                <mo stretchy="false">−</mo>
                <mn>1</mn>
              </mrow>
            </msup>
            <mrow>
              <mspace width="2em"/>
              <mo stretchy="false">=</mo>
              <mspace width="2em"/>
            </mrow>
            <msup>
              <mrow>
                <mo fence="true" form="prefix" stretchy="true">(</mo>
                <mrow>
                  <mfrac>
                    <mn>1</mn>
                    <mrow>
                      <mi>α</mi>
                      <mrow>
                        <mspace width="2em"/>
                        <mo stretchy="false">×</mo>
                        <mspace width="2em"/>
                      </mrow>
                      <msub>
                        <mi>i</mi>
                        <mi>D</mi>
                      </msub>
                    </mrow>
                  </mfrac>
                </mrow>
                <mo fence="true" form="postfix" stretchy="true">)</mo>
              </mrow>
              <mrow>
                <mo stretchy="false">−</mo>
                <mn>1</mn>
              </mrow>
            </msup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i>α</mi>
            <mrow>
              <mspace width="2em"/>
              <mo stretchy="false">×</mo>
              <mspace width="2em"/>
            </mrow>
            <msub>
              <mi>i</mi>
              <mi>D</mi>
            </msub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n>40</mn>
            <mi>°</mi>
          </mrow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n>32.8</mn>
            <mi mathvariant="normal">:</mi>
            <mn>1</mn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40</mn>
            <mi>°</mi>
            <mrow>
              <mspace width="2em"/>
              <mo stretchy="false">×</mo>
              <mspace width="2em"/>
            </mrow>
            <mn>32.8</mn>
          </mrow>
        </mtd>
      </mtr>
      <mtr>
        <mtd>
          <mrow>
            <mi>β</mi>
            <mrow>
              <mspace width="2em"/>
              <mo stretchy="false">=</mo>
              <mspace width="2em"/>
            </mrow>
            <mn>1312</mn>
            <mi>°</mi>
          </mrow>
        </mtd>
      </mtr>
      <mtr>
        <mtd>
          <mstyle mathcolor="red">
            <mtext>caso 3</mtext>
          </mstyle>
        </mtd>
      </mtr>
      <mtr>
        <mtd>
          <mrow>
            <mi>β</mi>
            <mrow>
              <mspace width="2em"/>
              <mo stretchy="false">=</mo>
              <mspace width="2em"/>
            </mrow>
            <mn>720</mn>
            <mi>°</mi>
          </mrow>
        </mtd>
      </mtr>
      <mtr>
        <mtd>
          <mrow>
            <mi>α</mi>
            <mrow>
              <mspace width="2em"/>
              <mo stretchy="false">=</mo>
              <mspace width="2em"/>
            </mrow>
            <mn>30</mn>
            <mi>°</mi>
          </mrow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frac>
              <mi>β</mi>
              <mi>α</mi>
            </mfrac>
          </mrow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frac>
              <mrow>
                <mn>720</mn>
                <mi>°</mi>
              </mrow>
              <mrow>
                <mn>30</mn>
                <mi>°</mi>
              </mrow>
            </mfrac>
          </mrow>
        </mtd>
      </mtr>
      <mtr>
        <mtd>
          <mrow>
            <msub>
              <mi>i</mi>
              <mi>D</mi>
            </msub>
            <mrow>
              <mspace width="2em"/>
              <mo stretchy="false">=</mo>
              <mspace width="2em"/>
            </mrow>
            <mn>24</mn>
          </mrow>
        </mtd>
      </mtr>
    </mtable>
    <annotation encoding="StarMath 5.0">color violet{ ejer5 }
newline
newline color red { "caso 1"}
newline i_D = frac{ %beta }{ %alpha }
newline %alpha~times~i_D = frac{ %beta }{ %alpha }~times~%alpha
newline %alpha~times~i_D = %beta
newline frac{%alpha~times~i_D}{i_D} = frac{%beta}{ i_D }
newline %alpha~=~frac{%beta}{ i_D }
newline %beta~=~180°
newline i_D~=~15.5:1
newline %alpha = frac{ 180° }{15.5 }

newline %alpha = 11.6°
newline color red { "caso 2" }
newline i_D~=~frac{ %beta }{ %alpha }
newline frac{1}{%beta}~times~i_D~=~frac{ %beta }{ %alpha }~times~frac{ 1 }{ %beta }
newline frac{i_D}{%beta}~=~frac{ 1 }{ %alpha }
newline frac{ 1 }{ i_D }~times~frac{i_D}{%beta}~=~frac{ 1 }{ %alpha }~times~frac{ 1 }{ i_D }
newline frac{1}{%beta}~=~frac{ 1 }{ %alpha~times~i_D}
newline left (frac{1}{%beta}right)^{-1} ~=~left (frac{ 1 }{ %alpha~times~i_D} right )^{-1}
newline %beta ~=~%alpha~times~i_D
newline %alpha~=~40°
newline i_D~=~32.8:1
newline %beta ~=~40°~times~32.8
newline %beta ~=~1312°

newline color red{ "caso 3" }
newline %beta~=~720°
newline %alpha~=~30°
newline i_D~=~frac{ %beta }{ %alpha }
newline i_D~=~frac{ 720° }{ 30° }
newline i_D~=~24
</annotation>
  </semantics>
</math>
</file>